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は禁物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無理は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んばっ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熾天少女たち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?!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、ビオラさん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あったのじゃ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順を追ってお話し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破壊した時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身、森の中へと偵察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森が・・・無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無事で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って便利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合い入れ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必ず凱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の健闘を祈ろ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